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Ubuntu" svg:font-family="Ubuntu" style:font-family-generic="swiss" style:font-pitch="variable" svg:panose-1="2 11 5 4 3 6 2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  <style:text-properties style:font-name="Ubuntu" fo:font-size="26pt" style:font-size-asian="26pt" style:font-size-complex="26pt"/>
    </style:style>
    <style:style style:name="T2" style:parent-style-name="Car.predefinitoparagrafo" style:family="text">
      <style:text-properties style:font-name="Ubuntu"/>
    </style:style>
  </office:automatic-styles>
  <office:body>
    <office:text text:use-soft-page-breaks="true">
      <text:p text:style-name="P1">Test title</text:p>
      <text:p text:style-name="Normale"><text:span text:style-name="T2">Test documen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Ubuntu" svg:font-family="Ubuntu" style:font-family-generic="swiss" style:font-pitch="variable" svg:panose-1="2 11 5 4 3 6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Normale" style:display-name="Normale" style:family="paragraph">
      <style:paragraph-properties fo:margin-bottom="0.1111in" fo:line-height="107%"/>
      <style:text-properties fo:font-size="11pt" style:font-size-asian="11pt" style:font-size-complex="11pt" style:language-asian="en" style:country-asian="US"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cesco Pontillo</meta:initial-creator>
    <dc:creator>Francesco Pontillo</dc:creator>
    <meta:creation-date>2013-11-30T10:53:00Z</meta:creation-date>
    <dc:date>2013-11-30T10:53:00Z</dc:date>
    <meta:print-date>2013-11-30T10:53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3" meta:character-count="25" meta:row-count="1" meta:non-whitespace-character-count="23"/>
  </office:meta>
</office:document-meta>
</file>